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2340" officeooo:paragraph-rsid="00229e0c"/>
    </style:style>
    <style:style style:name="P2" style:family="paragraph" style:parent-style-name="Standard">
      <style:paragraph-properties fo:text-align="justify" style:justify-single-word="false"/>
      <style:text-properties officeooo:rsid="001f2340" officeooo:paragraph-rsid="001f2340"/>
    </style:style>
    <style:style style:name="P3" style:family="paragraph" style:parent-style-name="Standard">
      <style:paragraph-properties fo:text-align="justify" style:justify-single-word="false"/>
      <style:text-properties officeooo:rsid="001f2340" officeooo:paragraph-rsid="0021c82e"/>
    </style:style>
    <style:style style:name="P4" style:family="paragraph" style:parent-style-name="Standard">
      <style:paragraph-properties fo:text-align="justify" style:justify-single-word="false"/>
      <style:text-properties officeooo:rsid="0020deeb" officeooo:paragraph-rsid="0020deeb"/>
    </style:style>
    <style:style style:name="P5" style:family="paragraph" style:parent-style-name="Standard">
      <style:paragraph-properties fo:text-align="justify" style:justify-single-word="false"/>
      <style:text-properties officeooo:rsid="0020deeb" officeooo:paragraph-rsid="00245f84"/>
    </style:style>
    <style:style style:name="P6" style:family="paragraph" style:parent-style-name="Standard">
      <style:paragraph-properties fo:text-align="justify" style:justify-single-word="false"/>
      <style:text-properties officeooo:rsid="0020deeb" officeooo:paragraph-rsid="0021c82e"/>
    </style:style>
    <style:style style:name="P7" style:family="paragraph" style:parent-style-name="Standard">
      <style:paragraph-properties fo:text-align="justify" style:justify-single-word="false"/>
      <style:text-properties officeooo:rsid="0021c82e" officeooo:paragraph-rsid="0021c82e"/>
    </style:style>
    <style:style style:name="P8" style:family="paragraph" style:parent-style-name="Standard">
      <style:paragraph-properties fo:text-align="justify" style:justify-single-word="false"/>
      <style:text-properties officeooo:rsid="00229e0c" officeooo:paragraph-rsid="00229e0c"/>
    </style:style>
    <style:style style:name="P9" style:family="paragraph" style:parent-style-name="Standard">
      <style:paragraph-properties fo:text-align="justify" style:justify-single-word="false"/>
      <style:text-properties officeooo:rsid="00229e0c" officeooo:paragraph-rsid="00245f84"/>
    </style:style>
    <style:style style:name="P10" style:family="paragraph" style:parent-style-name="Standard">
      <style:paragraph-properties fo:text-align="justify" style:justify-single-word="false"/>
      <style:text-properties officeooo:rsid="00245f84" officeooo:paragraph-rsid="00245f84"/>
    </style:style>
    <style:style style:name="P11" style:family="paragraph" style:parent-style-name="Standard">
      <style:paragraph-properties fo:text-align="center" style:justify-single-word="false"/>
      <style:text-properties fo:font-size="20pt" officeooo:rsid="00229e0c" officeooo:paragraph-rsid="00229e0c" style:font-size-asian="20pt" style:font-size-complex="20pt"/>
    </style:style>
    <style:style style:name="P12" style:family="paragraph" style:parent-style-name="Standard">
      <style:paragraph-properties fo:text-align="justify" style:justify-single-word="false"/>
      <style:text-properties fo:font-size="16pt" fo:font-style="italic" officeooo:rsid="00229e0c" officeooo:paragraph-rsid="00229e0c" style:font-size-asian="16pt" style:font-style-asian="italic" style:font-size-complex="16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29e0c" officeooo:paragraph-rsid="00229e0c" style:font-size-asian="16pt" style:font-style-asian="italic" style:font-size-complex="16pt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45f84" officeooo:paragraph-rsid="00245f84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52a48" officeooo:paragraph-rsid="00252a48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officeooo:rsid="0020deeb" officeooo:paragraph-rsid="0020deeb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officeooo:rsid="0021c82e" officeooo:paragraph-rsid="0021c82e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justify" style:justify-single-word="false"/>
      <style:text-properties officeooo:rsid="00252a48" officeooo:paragraph-rsid="00252a48"/>
    </style:style>
    <style:style style:name="P19" style:family="paragraph" style:parent-style-name="Standard">
      <style:paragraph-properties fo:text-align="justify" style:justify-single-word="false"/>
      <style:text-properties officeooo:rsid="0026cb53" officeooo:paragraph-rsid="0026cb53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f2340" officeooo:paragraph-rsid="001f2340"/>
    </style:style>
    <style:style style:name="P21" style:family="paragraph" style:parent-style-name="Standard">
      <style:paragraph-properties fo:text-align="justify" style:justify-single-word="false"/>
      <style:text-properties officeooo:rsid="001f2340" officeooo:paragraph-rsid="00229e0c"/>
    </style:style>
    <style:style style:name="P22" style:family="paragraph" style:parent-style-name="Standard">
      <style:paragraph-properties fo:text-align="justify" style:justify-single-word="false"/>
      <style:text-properties officeooo:rsid="00229e0c" officeooo:paragraph-rsid="00229e0c"/>
    </style:style>
    <style:style style:name="P23" style:family="paragraph" style:parent-style-name="Standard">
      <style:paragraph-properties fo:text-align="justify" style:justify-single-word="false"/>
      <style:text-properties officeooo:rsid="0020deeb" officeooo:paragraph-rsid="0020deeb"/>
    </style:style>
    <style:style style:name="P24" style:family="paragraph" style:parent-style-name="Standard">
      <style:paragraph-properties fo:text-align="justify" style:justify-single-word="false"/>
      <style:text-properties officeooo:rsid="002b68fe" officeooo:paragraph-rsid="002b68fe"/>
    </style:style>
    <style:style style:name="T1" style:family="text">
      <style:text-properties officeooo:rsid="0021c82e"/>
    </style:style>
    <style:style style:name="T2" style:family="text">
      <style:text-properties officeooo:rsid="00229e0c"/>
    </style:style>
    <style:style style:name="T3" style:family="text">
      <style:text-properties officeooo:rsid="00245f8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45f84" style:font-style-asian="italic" style:font-style-complex="italic"/>
    </style:style>
    <style:style style:name="T6" style:family="text">
      <style:text-properties fo:font-style="italic" officeooo:rsid="0021c82e" style:font-style-asian="italic" style:font-style-complex="italic"/>
    </style:style>
    <style:style style:name="T7" style:family="text">
      <style:text-properties fo:font-style="italic" officeooo:rsid="00252a48" style:font-style-asian="italic" style:font-style-complex="italic"/>
    </style:style>
    <style:style style:name="T8" style:family="text">
      <style:text-properties fo:font-style="italic" officeooo:rsid="002b68fe" style:font-style-asian="italic" style:font-style-complex="italic"/>
    </style:style>
    <style:style style:name="T9" style:family="text">
      <style:text-properties fo:font-style="italic" fo:background-color="#0000ff" loext:char-shading-value="0" style:font-size-asian="10.5pt" style:font-style-asian="italic" style:font-style-complex="italic"/>
    </style:style>
    <style:style style:name="T10" style:family="text">
      <style:text-properties fo:font-style="italic" officeooo:rsid="00245f84" fo:background-color="#0000ff" loext:char-shading-value="0" style:font-size-asian="10.5pt" style:font-style-asian="italic" style:font-style-complex="italic"/>
    </style:style>
    <style:style style:name="T11" style:family="text">
      <style:text-properties fo:font-style="italic" officeooo:rsid="00229e0c" fo:background-color="#0000ff" loext:char-shading-value="0" style:font-size-asian="10.5pt" style:font-style-asian="italic" style:font-style-complex="italic"/>
    </style:style>
    <style:style style:name="T12" style:family="text">
      <style:text-properties fo:font-style="italic" officeooo:rsid="0021c82e" fo:background-color="#0000ff" loext:char-shading-value="0" style:font-size-asian="10.5pt" style:font-style-asian="italic" style:font-style-complex="italic"/>
    </style:style>
    <style:style style:name="T13" style:family="text">
      <style:text-properties officeooo:rsid="00252a48"/>
    </style:style>
    <style:style style:name="T14" style:family="text">
      <style:text-properties officeooo:rsid="0027aeae"/>
    </style:style>
    <style:style style:name="T15" style:family="text">
      <style:text-properties officeooo:rsid="002aa97a"/>
    </style:style>
    <style:style style:name="T16" style:family="text">
      <style:text-properties officeooo:rsid="002b68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AMEN TIPO <text:span text:style-name="T15">C</text:span></text:p>
      <text:p text:style-name="P8"/>
      <text:p text:style-name="P8"/>
      <text:p text:style-name="P13">EJERCICIO 1</text:p>
      <text:p text:style-name="P12"/>
      <text:p text:style-name="P1">Realiza un programa <text:span text:style-name="T13">denominado </text:span><text:span text:style-name="T7">TestEjercicio1.java</text:span><text:span text:style-name="T13">, </text:span>que dado <text:span text:style-name="T16">tres</text:span> números <text:span text:style-name="T16">de mayor a menro.</text:span></text:p>
      <text:p text:style-name="P1"/>
      <text:p text:style-name="P8"><text:span text:style-name="T4">Criterios de evaluación:</text:span></text:p>
      <text:p text:style-name="P2"/>
      <text:list xml:id="list8112673364175285634" text:style-name="L1">
        <text:list-item>
          <text:p text:style-name="P20">Lógica del programa: <text:span text:style-name="T10">1 pto.</text:span></text:p>
        </text:list-item>
        <text:list-item>
          <text:p text:style-name="P20">Si realizas el programa solicitando los datos con la clase Scanner o bien los pasa como argumentos <text:span text:style-name="T2">: </text:span><text:span text:style-name="T11">1 pto.</text:span></text:p>
        </text:list-item>
      </text:list>
      <text:p text:style-name="P2"/>
      <text:p text:style-name="P4">Implementa el siguiente método, bien en el propio programa o bien en una clase separada:</text:p>
      <text:p text:style-name="P4"/>
      <text:p text:style-name="P16">public static <text:span text:style-name="T16">int</text:span> calcular<text:span text:style-name="T16">DivisorComun</text:span>(int valor<text:span text:style-name="T16">Uno</text:span>, int valor<text:span text:style-name="T16">Dos, intTres</text:span>)</text:p>
      <text:p text:style-name="P4"/>
      <text:p text:style-name="P24">Este método debe devolver el menor divisor común de los tres números, ejemplo para el caso de <text:span text:style-name="T4">4-8-18 </text:span>devolvería <text:span text:style-name="T4">2</text:span>, en el caso que no tengan divisores comunes debe devolver <text:span text:style-name="T4">1</text:span>, que sería el único divisor común.</text:p>
      <text:p text:style-name="P24"/>
      <text:p text:style-name="P4"><text:span text:style-name="T2">Criterios de evaluación</text:span>:</text:p>
      <text:p text:style-name="P10">Lógica del método: <text:span text:style-name="T9">1 pto. </text:span></text:p>
      <text:p text:style-name="P5"><text:span text:style-name="T3">S</text:span>i realizas el <text:span text:style-name="T1">método en un archivo diferente: </text:span><text:span text:style-name="T12">1 pto.</text:span></text:p>
      <text:p text:style-name="P7"><text:span text:style-name="T3">S</text:span>i lo imprimes usando printf con el siguiente formato: <text:span text:style-name="T10">1 pto.</text:span></text:p>
      <text:p text:style-name="P7"/>
      <text:p text:style-name="P17"><text:span text:style-name="T16">El divisor común de 4, 8 y 18 es 2</text:span></text:p>
      <text:p text:style-name="P17"/>
      <text:p text:style-name="P5"><text:span text:style-name="T3">Si g</text:span>enera<text:span text:style-name="T3">s</text:span> la documentación en un archivo doc usando javadoc: <text:span text:style-name="T10">1 pto</text:span><text:span text:style-name="T9">. </text:span></text:p>
      <text:p text:style-name="P4"/>
      <text:p text:style-name="P4"/>
      <text:p text:style-name="P14">EJERCICIO 2</text:p>
      <text:p text:style-name="P10"/>
      <text:p text:style-name="P6"><text:span text:style-name="T3">Crea un programa denominado </text:span><text:span text:style-name="T5">TestEjercicio2.java</text:span><text:span text:style-name="T3"> que dada</text:span> una <text:span text:style-name="T16">palabra</text:span> bien <text:span text:style-name="T1">leída con la clase </text:span><text:span text:style-name="T6">Scanner</text:span><text:span text:style-name="T1"> o bien definida en el programa implemente la siguiente lógica:</text:span></text:p>
      <text:p text:style-name="P6"/>
      <text:p text:style-name="P5"><text:span text:style-name="T3">Nos de el número de consonantes que contiene dicha palabra. <text:s/></text:span><text:span text:style-name="T10">1 pto. </text:span></text:p>
      <text:p text:style-name="P9">Nos d<text:span text:style-name="T16">iga si empieza y acaba por la misma letra</text:span>. <text:span text:style-name="T3"><text:s/></text:span><text:span text:style-name="T10">1 pto. </text:span></text:p>
      <text:p text:style-name="P9">Nos de la <text:span text:style-name="T16">palabras escrita al revés, ejemplo si la palabra es </text:span><text:span text:style-name="T8">amor</text:span><text:span text:style-name="T16"> debe devolver </text:span><text:span text:style-name="T8">roma</text:span><text:span text:style-name="T16">.</text:span> <text:span text:style-name="T3"><text:s/></text:span><text:span text:style-name="T10">1 pto. </text:span></text:p>
      <text:p text:style-name="P9"><text:span text:style-name="T3">S</text:span>i lees la frase con Scanner y usas métodos separados <text:span text:style-name="T3"><text:s/></text:span><text:span text:style-name="T10">1 pto. </text:span></text:p>
      <text:p text:style-name="P3"/>
      <text:p text:style-name="P3"/>
      <text:p text:style-name="P15">DOCUMENTOS A ENTREGAR:</text:p>
      <text:p text:style-name="P18"/>
      <text:p text:style-name="P19">Un archivo comprimido denominado nombreApellidos.tar.gz o nombreApellidos.zip que contenga los archivos fuente mas el directorio doc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7:23:39.727060903</meta:creation-date>
    <dc:date>2015-11-24T21:01:28.749372259</dc:date>
    <meta:editing-duration>PT1H2M3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259" meta:character-count="1525" meta:non-whitespace-character-count="1281"/>
  </office:meta>
</office:document-meta>
</file>